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1cm" svg:x="7.5cm" svg:y="1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2" draw:id="id12" draw:layer="layout" svg:width="4cm" svg:height="1.5cm" svg:x="6cm" svg:y="27.2cm">
          <text:p text:style-name="P1">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9.5cm" svg:height="1.5cm" svg:x="5cm" svg:y="3cm">
          <text:p text:style-name="P1">Set </text:p>
          <text:p text:style-name="P1">flash_phase = NOT_flash_ph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5cm" svg:height="2.5cm" svg:x="6.5cm" svg:y="5.5cm">
          <text:p text:style-name="P1">Is error tru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6" draw:id="id6" draw:layer="layout" svg:width="7.5cm" svg:height="2.5cm" svg:x="6cm" svg:y="12cm">
          <text:p text:style-name="P1">Is RS232 activity &gt;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9" draw:id="id9" draw:layer="layout" svg:width="7cm" svg:height="2.5cm" svg:x="4.5cm" svg:y="21cm">
          <text:p text:style-name="P1">Is CNC activity &gt;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4.5cm" svg:height="3cm" svg:x="0.9cm" svg:y="5.4cm">
          <text:p text:style-name="P1">Erro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.5cm" svg:height="3cm" svg:x="0.9cm" svg:y="9.3cm">
          <text:p text:style-name="P1">CNC activit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.5cm" svg:height="3cm" svg:x="0.9cm" svg:y="13.2cm">
          <text:p text:style-name="P1">Flash ph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.5cm" svg:height="3cm" svg:x="0.9cm" svg:y="17cm">
          <text:p text:style-name="P1">RS232 activity </text:p>
          <text:p text:style-name="P1">counter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4" draw:id="id4" draw:layer="layout" svg:width="8.5cm" svg:height="2cm" svg:x="5.5cm" svg:y="9cm">
          <text:p text:style-name="P1">Set </text:p>
          <text:p text:style-name="P1">Red LED = flash_ph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7.5cm" svg:height="2cm" svg:x="6cm" svg:y="15cm">
          <text:p text:style-name="P1">Set </text:p>
          <text:p text:style-name="P1">Counter = counter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5cm" svg:height="1.5cm" svg:x="14.5cm" svg:y="6cm">
          <text:p text:style-name="P1">Set </text:p>
          <text:p text:style-name="P1">Red LED = of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5.5cm" svg:height="1.5cm" svg:x="14.5cm" svg:y="12.5cm">
          <text:p text:style-name="P1">Set</text:p>
          <text:p text:style-name="P1">Yellow <text:s/>LED = of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7.5cm" svg:height="2cm" svg:x="6cm" svg:y="18cm">
          <text:p text:style-name="P1">Set </text:p>
          <text:p text:style-name="P1">Yellow LED = flash_pha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8cm" svg:height="2cm" svg:x="4cm" svg:y="24.5cm">
          <text:p text:style-name="P1">Set </text:p>
          <text:p text:style-name="P1">Green LED = flash_ph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7.3cm" svg:height="1.5cm" svg:x="13.2cm" svg:y="21.5cm">
          <text:p text:style-name="P1">Set </text:p>
          <text:p text:style-name="P1">Green LED = NOT_err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9.75cm" svg:y1="2cm" svg:x2="9.75cm" svg:y2="3cm" draw:start-shape="id1" draw:start-glue-point="6" draw:end-shape="id2" svg:d="m9750 2000v1000">
          <text:p/>
        </draw:connector>
        <draw:connector draw:style-name="gr2" draw:text-style-name="P1" draw:layer="layout" draw:type="line" svg:x1="9.75cm" svg:y1="4.5cm" svg:x2="9.75cm" svg:y2="5.5cm" draw:start-shape="id2" draw:start-glue-point="6" draw:end-shape="id3" draw:end-glue-point="4" svg:d="m9750 4500v1000">
          <text:p/>
        </draw:connector>
        <draw:connector draw:style-name="gr2" draw:text-style-name="P1" draw:layer="layout" draw:type="line" svg:x1="9.75cm" svg:y1="8cm" svg:x2="9.75cm" svg:y2="9cm" draw:start-shape="id3" draw:start-glue-point="6" draw:end-shape="id4" draw:end-glue-point="4" svg:d="m9750 8000v1000">
          <text:p/>
        </draw:connector>
        <draw:connector draw:style-name="gr2" draw:text-style-name="P1" draw:layer="layout" draw:type="line" svg:x1="13cm" svg:y1="6.75cm" svg:x2="14.5cm" svg:y2="6.75cm" draw:start-shape="id3" draw:start-glue-point="7" draw:end-shape="id5" draw:end-glue-point="5" svg:d="m13000 6750h1500">
          <text:p/>
        </draw:connector>
        <draw:connector draw:style-name="gr2" draw:text-style-name="P1" draw:layer="layout" draw:type="line" svg:x1="9.75cm" svg:y1="11cm" svg:x2="9.75cm" svg:y2="12cm" draw:start-shape="id4" draw:start-glue-point="6" draw:end-shape="id6" draw:end-glue-point="4" svg:d="m9750 11000v1000">
          <text:p/>
        </draw:connector>
        <draw:connector draw:style-name="gr2" draw:text-style-name="P1" draw:layer="layout" draw:type="line" svg:x1="9.75cm" svg:y1="17cm" svg:x2="9.75cm" svg:y2="18cm" draw:start-shape="id7" draw:start-glue-point="6" draw:end-shape="id8" draw:end-glue-point="4" svg:d="m9750 17000v1000">
          <text:p/>
        </draw:connector>
        <draw:connector draw:style-name="gr2" draw:text-style-name="P1" draw:layer="layout" draw:type="line" svg:x1="8cm" svg:y1="23.5cm" svg:x2="8cm" svg:y2="24.5cm" draw:start-shape="id9" draw:start-glue-point="6" draw:end-shape="id10" svg:d="m8000 23500v1000">
          <text:p/>
        </draw:connector>
        <draw:connector draw:style-name="gr2" draw:text-style-name="P1" draw:layer="layout" draw:type="line" svg:x1="11.5cm" svg:y1="22.25cm" svg:x2="13.2cm" svg:y2="22.25cm" draw:start-shape="id9" draw:start-glue-point="7" draw:end-shape="id11" draw:end-glue-point="5" svg:d="m11500 22250h1700">
          <text:p/>
        </draw:connector>
        <draw:connector draw:style-name="gr2" draw:text-style-name="P1" draw:layer="layout" draw:type="line" svg:x1="8cm" svg:y1="26.5cm" svg:x2="8cm" svg:y2="27.2cm" draw:start-shape="id10" draw:start-glue-point="6" draw:end-shape="id12" svg:d="m8000 26500v700">
          <text:p/>
        </draw:connector>
        <draw:connector draw:style-name="gr2" draw:text-style-name="P1" draw:layer="layout" draw:type="line" svg:x1="13.5cm" svg:y1="13.25cm" svg:x2="14.5cm" svg:y2="13.25cm" draw:start-shape="id6" draw:start-glue-point="7" draw:end-shape="id13" draw:end-glue-point="5" svg:d="m13500 13250h1000">
          <text:p/>
        </draw:connector>
        <draw:connector draw:style-name="gr2" draw:text-style-name="P1" draw:layer="layout" draw:line-skew="2.999cm" svg:x1="17.25cm" svg:y1="14cm" svg:x2="8cm" svg:y2="21cm" draw:start-shape="id13" draw:start-glue-point="6" draw:end-shape="id9" draw:end-glue-point="4" svg:d="m17250 14000v6500h-9250v500">
          <text:p/>
        </draw:connector>
        <draw:connector draw:style-name="gr2" draw:text-style-name="P1" draw:layer="layout" draw:line-skew="1.449cm" svg:x1="17cm" svg:y1="7.5cm" svg:x2="9.75cm" svg:y2="12cm" draw:start-shape="id5" draw:start-glue-point="6" draw:end-shape="id6" draw:end-glue-point="4" svg:d="m17000 7500v3700h-7250v800">
          <text:p/>
        </draw:connector>
        <draw:connector draw:style-name="gr2" draw:text-style-name="P1" draw:layer="layout" svg:x1="9.75cm" svg:y1="20cm" svg:x2="8cm" svg:y2="21cm" draw:start-shape="id8" draw:start-glue-point="6" draw:end-shape="id9" draw:end-glue-point="4" svg:d="m9750 20000v501h-1750v499">
          <text:p/>
        </draw:connector>
        <draw:frame draw:style-name="gr3" draw:text-style-name="P2" draw:layer="layout" svg:width="1.5cm" svg:height="1.25cm" svg:x="13cm" svg:y="6cm">
          <draw:text-box>
            <text:p><text:span text:style-name="T1">NO</text:span></text:p>
          </draw:text-box>
        </draw:frame>
        <draw:frame draw:style-name="gr3" draw:text-style-name="P2" draw:layer="layout" svg:width="1.5cm" svg:height="1.25cm" svg:x="8cm" svg:y="8.25cm">
          <draw:text-box>
            <text:p><text:span text:style-name="T1">YES</text:span></text:p>
          </draw:text-box>
        </draw:frame>
        <draw:frame draw:style-name="gr3" draw:text-style-name="P2" draw:layer="layout" svg:width="1.5cm" svg:height="1.25cm" svg:x="13cm" svg:y="12.25cm">
          <draw:text-box>
            <text:p><text:span text:style-name="T1">NO</text:span></text:p>
          </draw:text-box>
        </draw:frame>
        <draw:frame draw:style-name="gr3" draw:text-style-name="P2" draw:layer="layout" svg:width="2cm" svg:height="1.25cm" svg:x="7.5cm" svg:y="14.25cm">
          <draw:text-box>
            <text:p><text:span text:style-name="T1">YES</text:span></text:p>
          </draw:text-box>
        </draw:frame>
        <draw:frame draw:style-name="gr3" draw:text-style-name="P2" draw:layer="layout" svg:width="2cm" svg:height="1.25cm" svg:x="11.5cm" svg:y="21.25cm">
          <draw:text-box>
            <text:p><text:span text:style-name="T1">NO</text:span></text:p>
          </draw:text-box>
        </draw:frame>
        <draw:frame draw:style-name="gr4" draw:text-style-name="P2" draw:layer="layout" svg:width="2.5cm" svg:height="1.75cm" svg:x="6cm" svg:y="23.5cm">
          <draw:text-box>
            <text:p><text:span text:style-name="T1">YES</text:span></text:p>
          </draw:text-box>
        </draw:frame>
        <draw:connector draw:style-name="gr2" draw:text-style-name="P1" draw:layer="layout" draw:type="line" svg:x1="9.75cm" svg:y1="14.5cm" svg:x2="9.75cm" svg:y2="15cm" draw:start-shape="id6" draw:start-glue-point="6" draw:end-shape="id7" draw:end-glue-point="4" svg:d="m9750 14500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9T15:32:58</meta:creation-date>
    <dc:date>2012-04-03T21:40:04</dc:date>
    <meta:editing-duration>PT2H20M29S</meta:editing-duration>
    <meta:editing-cycles>5</meta:editing-cycles>
    <meta:generator>LibreOffice/3.3$Linux LibreOffice_project/330m19$Build-301</meta:generator>
    <meta:print-date>2012-02-29T16:57:57</meta:print-date>
    <meta:document-statistic meta:object-count="37"/>
  </office:meta>
</office:document-meta>
</file>